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OpenSymbol1" svg:font-family="OpenSymbol" style:font-pitch="variable"/>
    <style:font-face style:name="Arial2" svg:font-family="Arial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Gras Italique" style:font-family-generic="swiss" style:font-pitch="variable"/>
    <style:font-face style:name="Arial3" svg:font-family="Arial" style:font-adornments="Norm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2" style:family="table">
      <style:table-properties style:width="19.001cm" table:align="margins"/>
    </style:style>
    <style:style style:name="Tableau2.A" style:family="table-column">
      <style:table-column-properties style:column-width="3cm" style:rel-column-width="10348*"/>
    </style:style>
    <style:style style:name="Tableau2.B" style:family="table-column">
      <style:table-column-properties style:column-width="8.098cm" style:rel-column-width="27930*"/>
    </style:style>
    <style:style style:name="Tableau2.C" style:family="table-column">
      <style:table-column-properties style:column-width="7.902cm" style:rel-column-width="27257*"/>
    </style:style>
    <style:style style:name="Tableau2.A1" style:family="table-cell">
      <style:table-cell-properties style:vertical-align="middle" fo:padding="0.097cm" fo:border-left="1pt solid #000000" fo:border-right="none" fo:border-top="1pt solid #000000" fo:border-bottom="1pt solid #000000"/>
    </style:style>
    <style:style style:name="Tableau2.C1" style:family="table-cell">
      <style:table-cell-properties style:vertical-align="middle" fo:padding="0.097cm" fo:border="1pt solid #000000"/>
    </style:style>
    <style:style style:name="Tableau2.2" style:family="table-row">
      <style:table-row-properties style:row-height="8.999cm"/>
    </style:style>
    <style:style style:name="Tableau2.A2" style:family="table-cell">
      <style:table-cell-properties style:vertical-align="middle" fo:padding="0.097cm" fo:border-left="1pt solid #000000" fo:border-right="none" fo:border-top="none" fo:border-bottom="1pt solid #000000"/>
    </style:style>
    <style:style style:name="Tableau2.C2" style:family="table-cell">
      <style:table-cell-properties style:vertical-align="middle" fo:padding="0.097cm" fo:border-left="1pt solid #000000" fo:border-right="1pt solid #000000" fo:border-top="none" fo:border-bottom="1pt solid #000000"/>
    </style:style>
    <style:style style:name="P1" style:family="paragraph" style:parent-style-name="Table_20_Contents"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P3" style:family="paragraph" style:parent-style-name="Table_20_Contents">
      <style:text-properties style:font-name="Arial" fo:font-weight="bold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Times New Roman"/>
    </style:style>
    <style:style style:name="P5" style:family="paragraph" style:parent-style-name="Table_20_Contents">
      <style:paragraph-properties fo:margin-top="0.199cm" fo:margin-bottom="0.199cm" loext:contextual-spacing="false" fo:text-align="center" style:justify-single-word="false"/>
    </style:style>
    <style:style style:name="P6" style:family="paragraph" style:parent-style-name="Table_20_Contents">
      <style:paragraph-properties fo:margin-top="0.199cm" fo:margin-bottom="0.199cm" loext:contextual-spacing="false" fo:text-align="center" style:justify-single-word="false"/>
      <style:text-properties style:font-name="Times New Roman"/>
    </style:style>
    <style:style style:name="P7" style:family="paragraph" style:parent-style-name="tfTitre_20_Chapitre" style:master-page-name="Right_20_Page">
      <style:paragraph-properties style:page-number="auto"/>
      <style:text-properties officeooo:rsid="001f567f"/>
    </style:style>
    <style:style style:name="P8" style:family="paragraph" style:parent-style-name="Standard">
      <style:paragraph-properties fo:margin-left="0cm" fo:margin-right="0cm" fo:text-indent="0cm" style:auto-text-indent="false"/>
      <style:text-properties style:text-position="super 100%" style:font-name="Times New Roman" fo:background-color="transparent"/>
    </style:style>
    <style:style style:name="P9" style:family="paragraph" style:parent-style-name="Standard">
      <style:paragraph-properties fo:margin-left="0cm" fo:margin-right="0cm" fo:text-indent="0cm" style:auto-text-indent="false" fo:break-before="page"/>
      <style:text-properties style:text-position="super 100%" style:font-name="Times New Roman" fo:background-color="transparent"/>
    </style:style>
    <style:style style:name="P10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2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style:paragraph-properties fo:margin-left="0cm" fo:margin-right="0cm" fo:margin-top="0cm" fo:margin-bottom="0cm" fo:line-height="100%" fo:text-indent="0cm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2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2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style:paragraph-properties fo:margin-left="0cm" fo:margin-right="0cm" fo:margin-top="0cm" fo:margin-bottom="0cm" fo:line-height="100%" fo:text-align="center" fo:text-indent="0cm"/>
    </style:style>
    <style:style style:name="P16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letter-kerning="true" style:font-name-asian="Lucida Sans Unicode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P17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2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18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letter-kerning="true" style:font-name-asian="DejaVu Sans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P19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2" fo:font-size="14pt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Tahoma" style:font-size-complex="14pt" style:font-style-complex="normal" style:font-weight-complex="normal" style:text-emphasize="none" style:font-relief="none" style:text-overline-style="none" style:text-overline-color="font-color"/>
    </style:style>
    <style:style style:name="P20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2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21" style:family="paragraph">
      <loext:graphic-properties draw:fill="solid" draw:fill-color="#ffff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letter-kerning="true" style:font-name-asian="DejaVu Sans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P22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letter-kerning="true" style:font-name-asian="DejaVu Sans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P23" style:family="paragraph">
      <style:text-properties style:text-underline-style="none" fo:font-weight="normal" style:font-weight-asian="normal" style:font-weight-complex="normal"/>
    </style:style>
    <style:style style:name="P24" style:family="paragraph">
      <loext:graphic-properties draw:fill="solid" draw:fill-color="#cccccc"/>
      <style:text-properties fo:font-size="18pt" style:text-underline-style="none" fo:font-weight="normal" style:font-size-asian="18pt" style:font-weight-asian="normal" style:font-size-complex="18pt" style:font-weight-complex="normal"/>
    </style:style>
    <style:style style:name="T1" style:family="text">
      <style:text-properties style:font-name="OpenSymbol1"/>
    </style:style>
    <style:style style:name="T2" style:family="text">
      <style:text-properties style:font-name="Times New Roman"/>
    </style:style>
    <style:style style:name="T3" style:family="text">
      <style:text-properties officeooo:rsid="0024fd0a"/>
    </style:style>
    <style:style style:name="T4" style:family="text">
      <style:text-properties style:use-window-font-color="true" style:text-outline="false" style:text-line-through-style="none" style:text-line-through-type="none" style:font-name="Arial2" fo:font-size="14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letter-kerning="true" style:font-name-asian="Lucida Sans Unicode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text-line-through-type="none" style:font-name="Arial2" fo:font-size="14pt" fo:font-style="normal" fo:text-shadow="none" style:text-underline-style="none" fo:font-weight="normal" style:letter-kerning="true" style:font-name-asian="DejaVu Sans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text-line-through-type="none" style:font-name="Arial2" fo:font-size="14pt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Tahoma" style:font-size-complex="14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letter-kerning="true" style:font-name-asian="DejaVu Sans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use-window-font-color="true" style:text-outline="false" style:text-line-through-style="none" style:text-line-through-type="none" style:font-name="Arial3" fo:font-size="10pt" fo:font-style="normal" fo:text-shadow="none" style:text-underline-style="none" fo:font-weight="normal" style:letter-kerning="true" style:font-name-asian="Arial3" style:font-size-asian="10pt" style:font-style-asian="normal" style:font-weight-asian="normal" style:font-name-complex="Arial3" style:font-size-complex="10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letter-kerning="true" style:font-name-asian="Arial3" style:font-size-asian="10pt" style:font-style-asian="normal" style:font-weight-asian="normal" style:font-name-complex="Arial3" style:font-size-complex="10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size="18pt" style:text-underline-style="none" fo:font-weight="normal" style:font-size-asian="18pt" style:font-weight-asian="normal" style:font-size-complex="18pt" style:font-weight-complex="normal"/>
    </style:style>
    <style:style style:name="gr1" style:family="graphic">
      <style:graphic-properties style:run-through="foreground" style:wrap="run-through" style:number-wrapped-paragraphs="no-limit" style:vertical-pos="middle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style:run-through="foreground"/>
    </style:style>
    <style:style style:name="gr3" style:family="graphic">
      <style:graphic-properties draw:stroke="solid" svg:stroke-width="0.03cm" svg:stroke-color="#010000" draw:marker-start="" draw:marker-start-width="0.349cm" draw:marker-start-center="false" draw:marker-end="" draw:marker-end-width="0.349cm" draw:marker-end-center="false" draw:fill="solid" draw:fill-color="#99ccff" draw:textarea-horizontal-align="center" draw:textarea-vertical-align="middle" fo:padding-top="0.016cm" fo:padding-bottom="0.016cm" fo:padding-left="0.016cm" fo:padding-right="0.016cm" draw:shadow="hidden" draw:shadow-offset-x="0.3cm" draw:shadow-offset-y="0.3cm" draw:shadow-color="#808080" style:run-through="foreground"/>
    </style:style>
    <style:style style:name="gr4" style:family="graphic">
      <style:graphic-properties draw:stroke="dash" draw:stroke-dash="Dashed_20__28_var_29__20_21" svg:stroke-width="0.03cm" svg:stroke-color="#010000" draw:marker-start="" draw:marker-start-width="0.349cm" draw:marker-start-center="false" draw:marker-end="" draw:marker-end-width="0.349cm" draw:marker-end-center="false" draw:fill="solid" draw:fill-color="#99ccff" draw:textarea-horizontal-align="center" draw:textarea-vertical-align="middle" fo:padding-top="0.016cm" fo:padding-bottom="0.016cm" fo:padding-left="0.016cm" fo:padding-right="0.016cm" draw:shadow="hidden" draw:shadow-offset-x="0.3cm" draw:shadow-offset-y="0.3cm" draw:shadow-color="#808080" style:run-through="foreground"/>
    </style:style>
    <style:style style:name="gr5" style:family="graphic">
      <style:graphic-properties draw:stroke="none" svg:stroke-width="0.03cm" svg:stroke-color="#000000" draw:marker-start="" draw:marker-start-width="0.349cm" draw:marker-start-center="false" draw:marker-end="" draw:marker-end-width="0.349cm" draw:marker-end-center="false" draw:fill="none" draw:fill-color="#ffffff" draw:textarea-horizontal-align="justify" draw:auto-grow-height="true" draw:auto-grow-width="true" draw:fit-to-size="false" style:shrink-to-fit="false" fo:min-height="0.57cm" fo:min-width="0.36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6" style:family="graphic">
      <style:graphic-properties draw:stroke="none" svg:stroke-width="0.03cm" svg:stroke-color="#000000" draw:marker-start="" draw:marker-start-width="0.349cm" draw:marker-start-center="false" draw:marker-end="" draw:marker-end-width="0.349cm" draw:marker-end-center="false" draw:fill="none" draw:fill-color="#ffffff" draw:textarea-horizontal-align="justify" draw:auto-grow-height="true" draw:auto-grow-width="true" draw:fit-to-size="false" style:shrink-to-fit="false" fo:min-height="0.57cm" fo:min-width="0.333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7" style:family="graphic">
      <style:graphic-properties draw:stroke="none" svg:stroke-width="0.03cm" svg:stroke-color="#000000" draw:marker-start="" draw:marker-start-width="0.349cm" draw:marker-start-center="false" draw:marker-end="" draw:marker-end-width="0.349cm" draw:marker-end-center="false" draw:fill="none" draw:fill-color="#ffffff" draw:textarea-horizontal-align="justify" draw:auto-grow-height="true" draw:auto-grow-width="true" draw:fit-to-size="false" style:shrink-to-fit="false" fo:min-height="0.57cm" fo:min-width="0.305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8" style:family="graphic">
      <style:graphic-properties draw:stroke="solid" svg:stroke-width="0.03cm" svg:stroke-color="#010000" draw:marker-start="" draw:marker-start-width="0.049cm" draw:marker-start-center="false" draw:marker-end="" draw:marker-end-width="0.049cm" draw:marker-end-center="false" draw:fill="solid" draw:fill-color="#99ccff" draw:textarea-horizontal-align="center" draw:textarea-vertical-align="middle" fo:padding-top="0.016cm" fo:padding-bottom="0.016cm" fo:padding-left="0.016cm" fo:padding-right="0.016cm" draw:shadow="hidden" draw:shadow-offset-x="0.3cm" draw:shadow-offset-y="0.3cm" draw:shadow-color="#808080" style:run-through="foreground"/>
    </style:style>
    <style:style style:name="gr9" style:family="graphic">
      <style:graphic-properties draw:stroke="solid" svg:stroke-width="0.03cm" svg:stroke-color="#000000" draw:marker-start="" draw:marker-start-width="0.049cm" draw:marker-start-center="false" draw:marker-end="" draw:marker-end-width="0.049cm" draw:marker-end-center="false" draw:fill="none" draw:fill-color="#99ccff" draw:textarea-horizontal-align="center" draw:textarea-vertical-align="middle" fo:padding-top="0.139cm" fo:padding-bottom="0.139cm" fo:padding-left="0.265cm" fo:padding-right="0.265cm" draw:shadow="hidden" draw:shadow-offset-x="0.3cm" draw:shadow-offset-y="0.3cm" draw:shadow-color="#808080" style:run-through="foreground"/>
    </style:style>
    <style:style style:name="gr10" style:family="graphic">
      <style:graphic-properties draw:stroke="none" svg:stroke-width="0.03cm" svg:stroke-color="#000000" draw:marker-start="" draw:marker-start-width="0.049cm" draw:marker-start-center="false" draw:marker-end="" draw:marker-end-width="0.049cm" draw:marker-end-center="false" draw:fill="none" draw:fill-color="#ffffff" draw:textarea-horizontal-align="justify" draw:auto-grow-height="true" draw:auto-grow-width="true" draw:fit-to-size="false" style:shrink-to-fit="false" fo:min-height="0.57cm" fo:min-width="0.388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1" style:family="graphic">
      <style:graphic-properties draw:stroke="none" svg:stroke-width="0.03cm" svg:stroke-color="#000000" draw:marker-start="" draw:marker-start-width="0.049cm" draw:marker-start-center="false" draw:marker-end="" draw:marker-end-width="0.049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2" style:family="graphic">
      <style:graphic-properties draw:stroke="none" svg:stroke-width="0.03cm" svg:stroke-color="#000000" draw:marker-start="" draw:marker-start-width="0.049cm" draw:marker-start-center="false" draw:marker-end="" draw:marker-end-width="0.049cm" draw:marker-end-center="false" draw:fill="none" draw:fill-color="#ffffff" draw:textarea-horizontal-align="justify" draw:auto-grow-height="true" draw:auto-grow-width="true" draw:fit-to-size="false" style:shrink-to-fit="false" fo:min-height="0.57cm" fo:min-width="0.482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3" style:family="graphic">
      <style:graphic-properties draw:stroke="dash" draw:stroke-dash="Dashed_20__28_var_29__20_35" svg:stroke-width="0.03cm" svg:stroke-color="#000000" draw:marker-start="" draw:marker-start-width="0.049cm" draw:marker-start-center="false" draw:marker-end="" draw:marker-end-width="0.049cm" draw:marker-end-center="false" draw:fill="none" draw:fill-color="#99ccff" draw:textarea-horizontal-align="center" draw:textarea-vertical-align="middle" fo:padding-top="0.139cm" fo:padding-bottom="0.139cm" fo:padding-left="0.265cm" fo:padding-right="0.265cm" draw:shadow="hidden" draw:shadow-offset-x="0.3cm" draw:shadow-offset-y="0.3cm" draw:shadow-color="#808080" style:run-through="foreground"/>
    </style:style>
    <style:style style:name="gr14" style:family="graphic">
      <style:graphic-properties draw:stroke="solid" svg:stroke-width="0.049cm" svg:stroke-color="#000000" draw:marker-start="" draw:marker-start-width="0.079cm" draw:marker-start-center="false" draw:marker-end="" draw:marker-end-width="0.079cm" draw:marker-end-center="false" draw:fill="solid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 style:run-through="foreground"/>
    </style:style>
    <style:style style:name="gr15" style:family="graphic">
      <style:graphic-properties draw:stroke="dash" draw:stroke-dash="Dashed_20__28_var_29__20_23" svg:stroke-width="0.03cm" svg:stroke-color="#000000" draw:marker-start="Arrow" draw:marker-start-width="0.101cm" draw:marker-start-center="false" draw:marker-end="Arrow" draw:marker-end-width="0.101cm" draw:marker-end-center="false" draw:fill="solid" draw:fill-color="#99ccff" draw:textarea-horizontal-align="center" draw:textarea-vertical-align="middle" fo:padding-top="0.139cm" fo:padding-bottom="0.139cm" fo:padding-left="0.265cm" fo:padding-right="0.265cm" draw:shadow="hidden" draw:shadow-offset-x="0.3cm" draw:shadow-offset-y="0.3cm" draw:shadow-color="#808080" style:run-through="foreground"/>
    </style:style>
    <style:style style:name="gr16" style:family="graphic">
      <style:graphic-properties draw:stroke="none" svg:stroke-width="0.03cm" svg:stroke-color="#000000" draw:marker-start="" draw:marker-start-width="0.049cm" draw:marker-start-center="false" draw:marker-end="" draw:marker-end-width="0.049cm" draw:marker-end-center="false" draw:fill="none" draw:fill-color="#ffffff" draw:textarea-horizontal-align="justify" draw:auto-grow-height="true" draw:auto-grow-width="true" draw:fit-to-size="false" style:shrink-to-fit="false" fo:min-height="0.407cm" fo:min-width="0.143cm" fo:padding-top="0.03cm" fo:padding-bottom="0.03cm" fo:padding-left="0.049cm" fo:padding-right="0.049cm" draw:shadow="hidden" draw:shadow-offset-x="0.3cm" draw:shadow-offset-y="0.3cm" draw:shadow-color="#808080" style:run-through="foreground"/>
    </style:style>
    <style:style style:name="gr17" style:family="graphic">
      <style:graphic-properties draw:stroke="solid" svg:stroke-width="0.025cm" svg:stroke-color="#000000" draw:marker-start="" draw:marker-start-width="0.025cm" draw:marker-start-center="false" draw:marker-end="" draw:marker-end-width="0.025cm" draw:marker-end-center="false" draw:fill="solid" draw:fill-color="#99ccff" draw:textarea-horizontal-align="center" draw:textarea-vertical-align="middle" fo:padding-top="0.012cm" fo:padding-bottom="0.012cm" fo:padding-left="0.012cm" fo:padding-right="0.012cm" draw:shadow="hidden" draw:shadow-offset-x="0.3cm" draw:shadow-offset-y="0.3cm" draw:shadow-color="#808080" style:run-through="foreground"/>
    </style:style>
    <style:style style:name="gr18" style:family="graphic">
      <style:graphic-properties draw:stroke="none" svg:stroke-width="0.025cm" svg:stroke-color="#000000" draw:marker-start="" draw:marker-start-width="0.025cm" draw:marker-start-center="false" draw:marker-end="" draw:marker-end-width="0.025cm" draw:marker-end-center="false" draw:fill="none" draw:fill-color="#ffffff" draw:textarea-horizontal-align="justify" draw:auto-grow-height="true" draw:auto-grow-width="true" draw:fit-to-size="false" style:shrink-to-fit="false" fo:min-height="0.57cm" fo:min-width="0.36cm" fo:padding-top="0.03cm" fo:padding-bottom="0.03cm" fo:padding-left="0.049cm" fo:padding-right="0.049cm" draw:shadow="hidden" draw:shadow-offset-x="0.3cm" draw:shadow-offset-y="0.3cm" draw:shadow-color="#808080" style:run-through="foreground"/>
    </style:style>
    <style:style style:name="gr19" style:family="graphic">
      <style:graphic-properties draw:stroke="none" svg:stroke-width="0.025cm" svg:stroke-color="#000000" draw:marker-start="" draw:marker-start-width="0.025cm" draw:marker-start-center="false" draw:marker-end="" draw:marker-end-width="0.025cm" draw:marker-end-center="false" draw:fill="none" draw:fill-color="#ffffff" draw:textarea-horizontal-align="justify" draw:auto-grow-height="true" draw:auto-grow-width="true" draw:fit-to-size="false" style:shrink-to-fit="false" fo:min-height="0.57cm" fo:min-width="0.305cm" fo:padding-top="0.03cm" fo:padding-bottom="0.03cm" fo:padding-left="0.049cm" fo:padding-right="0.049cm" draw:shadow="hidden" draw:shadow-offset-x="0.3cm" draw:shadow-offset-y="0.3cm" draw:shadow-color="#808080" style:run-through="foreground"/>
    </style:style>
    <style:style style:name="gr20" style:family="graphic">
      <style:graphic-properties draw:stroke="none" svg:stroke-width="0.025cm" svg:stroke-color="#000000" draw:marker-start="" draw:marker-start-width="0.025cm" draw:marker-start-center="false" draw:marker-end="" draw:marker-end-width="0.025cm" draw:marker-end-center="false" draw:fill="none" draw:fill-color="#ffffff" draw:textarea-horizontal-align="justify" draw:auto-grow-height="true" draw:auto-grow-width="true" draw:fit-to-size="false" style:shrink-to-fit="false" fo:min-height="0.57cm" fo:min-width="0.333cm" fo:padding-top="0.03cm" fo:padding-bottom="0.03cm" fo:padding-left="0.049cm" fo:padding-right="0.049cm" draw:shadow="hidden" draw:shadow-offset-x="0.3cm" draw:shadow-offset-y="0.3cm" draw:shadow-color="#808080" style:run-through="foreground"/>
    </style:style>
    <style:style style:name="gr21" style:family="graphic">
      <style:graphic-properties draw:stroke="solid" svg:stroke-width="0.03cm" svg:stroke-color="#000000" draw:marker-start="" draw:marker-start-width="0.049cm" draw:marker-start-center="false" draw:marker-end="" draw:marker-end-width="0.049cm" draw:marker-end-center="false" draw:fill="solid" draw:fill-color="#99ccff" draw:textarea-horizontal-align="center" draw:textarea-vertical-align="middle" fo:padding-top="0.016cm" fo:padding-bottom="0.016cm" fo:padding-left="0.016cm" fo:padding-right="0.016cm" draw:shadow="hidden" draw:shadow-offset-x="0.3cm" draw:shadow-offset-y="0.3cm" draw:shadow-color="#808080" style:run-through="foreground"/>
    </style:style>
    <style:style style:name="gr22" style:family="graphic">
      <style:graphic-properties draw:stroke="none" svg:stroke-width="0.03cm" svg:stroke-color="#000000" draw:marker-start="" draw:marker-start-width="0.049cm" draw:marker-start-center="false" draw:marker-end="" draw:marker-end-width="0.049cm" draw:marker-end-center="false" draw:fill="none" draw:fill-color="#ffffff" draw:textarea-horizontal-align="justify" draw:auto-grow-height="true" draw:auto-grow-width="true" fo:min-height="0.57cm" fo:min-width="0.482cm" fo:padding-top="0.03cm" fo:padding-bottom="0.03cm" fo:padding-left="0.049cm" fo:padding-right="0.049cm" draw:shadow="hidden" draw:shadow-offset-x="0.3cm" draw:shadow-offset-y="0.3cm" draw:shadow-color="#808080" style:run-through="foreground"/>
    </style:style>
    <style:style style:name="gr23" style:family="graphic">
      <style:graphic-properties draw:stroke="none" svg:stroke-width="0.03cm" svg:stroke-color="#000000" draw:marker-start="" draw:marker-start-width="0.049cm" draw:marker-start-center="false" draw:marker-end="" draw:marker-end-width="0.049cm" draw:marker-end-center="false" draw:fill="none" draw:fill-color="#ffffff" draw:textarea-horizontal-align="justify" draw:auto-grow-height="true" draw:auto-grow-width="true" fo:min-height="0.57cm" fo:min-width="0.388cm" fo:padding-top="0.03cm" fo:padding-bottom="0.03cm" fo:padding-left="0.049cm" fo:padding-right="0.049cm" draw:shadow="hidden" draw:shadow-offset-x="0.3cm" draw:shadow-offset-y="0.3cm" draw:shadow-color="#808080" style:run-through="foreground"/>
    </style:style>
    <style:style style:name="gr24" style:family="graphic">
      <style:graphic-properties draw:stroke="solid" svg:stroke-width="0.03cm" svg:stroke-color="#000000" draw:marker-start="" draw:marker-start-width="0.049cm" draw:marker-start-center="false" draw:marker-end="" draw:marker-end-width="0.049cm" draw:marker-end-center="false" draw:fill="none" draw:fill-color="#99ccff" draw:textarea-horizontal-align="justify" draw:textarea-vertical-align="middle" draw:auto-grow-height="false" fo:padding-top="0.139cm" fo:padding-bottom="0.139cm" fo:padding-left="0.265cm" fo:padding-right="0.265cm" draw:shadow="hidden" draw:shadow-offset-x="0.3cm" draw:shadow-offset-y="0.3cm" draw:shadow-color="#808080" style:run-through="foreground"/>
    </style:style>
    <style:style style:name="gr25" style:family="graphic">
      <style:graphic-properties draw:stroke="dash" draw:stroke-dash="Dashed_20__28_var_29__20_24" svg:stroke-width="0.019cm" svg:stroke-color="#000000" draw:marker-start="Arrow" draw:marker-start-width="0.101cm" draw:marker-start-center="false" draw:marker-end="Arrow" draw:marker-end-width="0.101cm" draw:marker-end-center="false" draw:fill="solid" draw:fill-color="#99ccff" draw:textarea-horizontal-align="center" draw:textarea-vertical-align="middle" fo:padding-top="0.011cm" fo:padding-bottom="0.011cm" fo:padding-left="0.011cm" fo:padding-right="0.011cm" draw:shadow="hidden" draw:shadow-offset-x="0.3cm" draw:shadow-offset-y="0.3cm" draw:shadow-color="#808080" style:run-through="foreground"/>
    </style:style>
    <style:style style:name="gr26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justify" draw:auto-grow-width="true" fo:min-height="0.55cm" fo:min-width="0.757cm" fo:padding-top="0.03cm" fo:padding-bottom="0.03cm" fo:padding-left="0.049cm" fo:padding-right="0.049cm" draw:shadow="hidden" draw:shadow-offset-x="0.3cm" draw:shadow-offset-y="0.3cm" draw:shadow-color="#808080" style:run-through="foreground"/>
    </style:style>
    <style:style style:name="gr27" style:family="graphic">
      <style:graphic-properties draw:stroke="dash" draw:stroke-dash="Dashed_20__28_var_29__20_25" svg:stroke-width="0.019cm" svg:stroke-color="#000000" draw:marker-start="Arrow" draw:marker-start-width="0.131cm" draw:marker-start-center="false" draw:marker-end="Arrow" draw:marker-end-width="0.131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28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justify" draw:auto-grow-width="false" fo:min-height="0.55cm" fo:padding-top="0.03cm" fo:padding-bottom="0.03cm" fo:padding-left="0.049cm" fo:padding-right="0.049cm" draw:shadow="hidden" draw:shadow-offset-x="0.3cm" draw:shadow-offset-y="0.3cm" draw:shadow-color="#808080" style:run-through="foreground"/>
    </style:style>
    <style:style style:name="gr29" style:family="graphic">
      <style:graphic-properties draw:stroke="none" svg:stroke-color="#000000" draw:fill="solid" draw:fill-color="#cccccc" fo:min-height="8.176cm" fo:padding-top="0cm" fo:padding-bottom="0cm" fo:padding-left="0.101cm" fo:padding-right="0.10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Prismes et Cylindres</text:p>
      <text:p text:style-name="Standard"/>
      <text:p text:style-name="Standard"/>
      <table:table table:name="Tableau2" table:style-name="Tableau2">
        <table:table-column table:style-name="Tableau2.A"/>
        <table:table-column table:style-name="Tableau2.B"/>
        <table:table-column table:style-name="Tableau2.C"/>
        <table:table-row>
          <table:table-cell table:style-name="Tableau2.A1" office:value-type="string">
            <text:p text:style-name="P1">Solide</text:p>
          </table:table-cell>
          <table:table-cell table:style-name="Tableau2.A1" office:value-type="string">
            <text:p text:style-name="P2">Prisme droit</text:p>
          </table:table-cell>
          <table:table-cell table:style-name="Tableau2.C1" office:value-type="string">
            <text:p text:style-name="P2">Cylindre de révolution</text:p>
          </table:table-cell>
        </table:table-row>
        <table:table-row table:style-name="Tableau2.2">
          <table:table-cell table:style-name="Tableau2.A2" office:value-type="string">
            <text:p text:style-name="P3">Vue en Perspec-tive</text:p>
          </table:table-cell>
          <table:table-cell table:style-name="Tableau2.A2" office:value-type="string">
            <text:p text:style-name="P4"><draw:g text:anchor-type="as-char" draw:z-index="0" draw:style-name="gr1"><draw:g draw:style-name="gr2"><draw:line draw:style-name="gr3" draw:text-style-name="P10" svg:x1="3.731cm" svg:y1="4.016cm" svg:x2="3.053cm" svg:y2="5.245cm"><text:p/></draw:line><draw:line draw:style-name="gr3" draw:text-style-name="P10" svg:x1="3.053cm" svg:y1="5.244cm" svg:x2="0.736cm" svg:y2="4.474cm"><text:p/></draw:line><draw:line draw:style-name="gr3" draw:text-style-name="P10" svg:x1="0.736cm" svg:y1="4.474cm" svg:x2="0.736cm" svg:y2="0.919cm"><text:p/></draw:line><draw:line draw:style-name="gr3" draw:text-style-name="P10" svg:x1="0.736cm" svg:y1="0.919cm" svg:x2="3.73cm" svg:y2="0.46cm"><text:p/></draw:line><draw:line draw:style-name="gr3" draw:text-style-name="P10" svg:x1="3.73cm" svg:y1="0.46cm" svg:x2="3.73cm" svg:y2="4.015cm"><text:p/></draw:line><draw:polyline draw:style-name="gr3" draw:text-style-name="P10" svg:width="4.268cm" svg:height="1.739cm" draw:transform="skewX (0.138055543832751) rotate (1.06290551446455) translate (1.65101810314465cm 4.18729218037136cm)" svg:viewBox="0 0 4269 1740" draw:points="4269,4 2882,0 0,1740"><text:p/></draw:polyline><draw:line draw:style-name="gr3" draw:text-style-name="P10" svg:x1="3.053cm" svg:y1="1.671cm" svg:x2="0.736cm" svg:y2="0.919cm"><text:p/></draw:line><draw:line draw:style-name="gr4" draw:text-style-name="P10" svg:x1="0.736cm" svg:y1="4.461cm" svg:x2="3.73cm" svg:y2="4.002cm"><text:p/></draw:line></draw:g><draw:frame draw:style-name="gr5" draw:text-style-name="P12" svg:width="0.862cm" svg:height="0.821cm" svg:x="0.03cm" svg:y="4.239cm"><draw:text-box><text:p text:style-name="P11"><text:span text:style-name="T4">D</text:span></text:p></draw:text-box></draw:frame><draw:frame draw:style-name="gr6" draw:text-style-name="P12" svg:width="0.835cm" svg:height="0.821cm" svg:x="2.805cm" svg:y="5.211cm"><draw:text-box><text:p text:style-name="P11"><text:span text:style-name="T4">E</text:span></text:p></draw:text-box></draw:frame><draw:frame draw:style-name="gr7" draw:text-style-name="P12" svg:width="0.807cm" svg:height="0.821cm" svg:x="3.665cm" svg:y="3.738cm"><draw:text-box><text:p text:style-name="P11"><text:span text:style-name="T4">F</text:span></text:p></draw:text-box></draw:frame><draw:frame draw:style-name="gr6" draw:text-style-name="P12" svg:width="0.835cm" svg:height="0.821cm" svg:x="0cm" svg:y="0.344cm"><draw:text-box><text:p text:style-name="P11"><text:span text:style-name="T4">A</text:span></text:p></draw:text-box></draw:frame><draw:frame draw:style-name="gr6" draw:text-style-name="P12" svg:width="0.835cm" svg:height="0.821cm" svg:x="2.942cm" svg:y="1.505cm"><draw:text-box><text:p text:style-name="P11"><text:span text:style-name="T4">B</text:span></text:p></draw:text-box></draw:frame><draw:frame draw:style-name="gr5" draw:text-style-name="P12" svg:width="0.862cm" svg:height="0.821cm" svg:x="3.628cm" svg:y="0cm"><draw:text-box><text:p text:style-name="P11"><text:span text:style-name="T4">C</text:span></text:p></draw:text-box></draw:frame></draw:g></text:p>
          </table:table-cell>
          <table:table-cell table:style-name="Tableau2.C2" office:value-type="string">
            <text:p text:style-name="P4"><draw:g text:anchor-type="as-char" draw:z-index="1" draw:style-name="gr1"><draw:line draw:style-name="gr8" draw:text-style-name="P10" svg:x1="2.25cm" svg:y1="0.386cm" svg:x2="2.25cm" svg:y2="3.953cm"><text:p/></draw:line><draw:line draw:style-name="gr8" draw:text-style-name="P10" svg:x1="0.001cm" svg:y1="0.382cm" svg:x2="0.001cm" svg:y2="3.953cm"><text:p/></draw:line><draw:ellipse draw:style-name="gr9" draw:text-style-name="P13" svg:width="2.251cm" svg:height="0.796cm" svg:x="0cm" svg:y="3.551cm"><text:p/></draw:ellipse><draw:ellipse draw:style-name="gr9" draw:text-style-name="P13" svg:width="2.251cm" svg:height="0.796cm" svg:x="0cm" svg:y="0cm"><text:p/></draw:ellipse><draw:frame draw:style-name="gr10" draw:text-style-name="P12" svg:width="0.89cm" svg:height="0.821cm" svg:x="1.058cm" svg:y="0.042cm"><draw:text-box><text:p text:style-name="P11"><text:span text:style-name="T4">O</text:span></text:p></draw:text-box></draw:frame><draw:rect draw:style-name="gr11" draw:text-style-name="P14" svg:width="2.223cm" svg:height="0.572cm" svg:x="0.016cm" svg:y="3.311cm"><text:p/></draw:rect><draw:frame draw:style-name="gr12" draw:text-style-name="P12" svg:width="0.983cm" svg:height="0.821cm" svg:x="1cm" svg:y="3.584cm"><draw:text-box><text:p text:style-name="P11"><text:span text:style-name="T4">O'</text:span></text:p></draw:text-box></draw:frame><draw:ellipse draw:style-name="gr13" draw:text-style-name="P13" svg:width="2.251cm" svg:height="0.796cm" svg:x="0cm" svg:y="3.551cm"><text:p/></draw:ellipse><draw:g draw:style-name="gr2"><draw:line draw:style-name="gr14" draw:text-style-name="P10" svg:x1="1.126cm" svg:y1="0.38cm" svg:x2="1.125cm" svg:y2="0.416cm"><text:p/></draw:line><draw:line draw:style-name="gr14" draw:text-style-name="P10" svg:x1="1.126cm" svg:y1="3.93cm" svg:x2="1.125cm" svg:y2="3.966cm"><text:p/></draw:line></draw:g><draw:line draw:style-name="gr15" draw:text-style-name="P10" svg:x1="0.397cm" svg:y1="4.241cm" svg:x2="1.126cm" svg:y2="3.944cm"><text:p/></draw:line><draw:frame draw:style-name="gr16" draw:text-style-name="P16" svg:width="0.242cm" svg:height="0.468cm" svg:x="0.57cm" svg:y="3.681cm"><draw:text-box><text:p text:style-name="P15"><text:span text:style-name="T5">r</text:span></text:p></draw:text-box></draw:frame></draw:g></text:p>
          </table:table-cell>
        </table:table-row>
        <table:table-row table:style-name="Tableau2.2">
          <table:table-cell table:style-name="Tableau2.A2" office:value-type="string">
            <text:p text:style-name="P3">Patron</text:p>
          </table:table-cell>
          <table:table-cell table:style-name="Tableau2.A2" office:value-type="string">
            <text:p text:style-name="P4"><draw:g text:anchor-type="as-char" draw:z-index="2" draw:style-name="gr1"><draw:line draw:style-name="gr17" draw:text-style-name="P17" svg:x1="7.534cm" svg:y1="2.241cm" svg:x2="7.534cm" svg:y2="5.785cm"><text:p/></draw:line><draw:line draw:style-name="gr17" draw:text-style-name="P17" svg:x1="0.419cm" svg:y1="5.785cm" svg:x2="0.419cm" svg:y2="2.241cm"><text:p/></draw:line><draw:line draw:style-name="gr17" draw:text-style-name="P17" svg:x1="3.198cm" svg:y1="2.24cm" svg:x2="5.448cm" svg:y2="0.61cm"><text:p/></draw:line><draw:line draw:style-name="gr17" draw:text-style-name="P17" svg:x1="4.276cm" svg:y1="1.36cm" svg:x2="4.369cm" svg:y2="1.488cm"><text:p/></draw:line><draw:line draw:style-name="gr17" draw:text-style-name="P17" svg:x1="5.448cm" svg:y1="0.61cm" svg:x2="5.855cm" svg:y2="2.24cm"><text:p/></draw:line><draw:line draw:style-name="gr17" draw:text-style-name="P17" svg:x1="5.721cm" svg:y1="1.374cm" svg:x2="5.567cm" svg:y2="1.412cm"><text:p/></draw:line><draw:line draw:style-name="gr17" draw:text-style-name="P17" svg:x1="5.736cm" svg:y1="1.434cm" svg:x2="5.582cm" svg:y2="1.472cm"><text:p/></draw:line><draw:line draw:style-name="gr17" draw:text-style-name="P17" svg:x1="5.855cm" svg:y1="5.782cm" svg:x2="5.448cm" svg:y2="7.411cm"><text:p/></draw:line><draw:line draw:style-name="gr17" draw:text-style-name="P17" svg:x1="5.736cm" svg:y1="6.584cm" svg:x2="5.582cm" svg:y2="6.546cm"><text:p/></draw:line><draw:line draw:style-name="gr17" draw:text-style-name="P17" svg:x1="5.721cm" svg:y1="6.644cm" svg:x2="5.567cm" svg:y2="6.606cm"><text:p/></draw:line><draw:line draw:style-name="gr17" draw:text-style-name="P17" svg:x1="5.448cm" svg:y1="7.411cm" svg:x2="3.198cm" svg:y2="5.782cm"><text:p/></draw:line><draw:line draw:style-name="gr17" draw:text-style-name="P17" svg:x1="4.276cm" svg:y1="6.659cm" svg:x2="4.369cm" svg:y2="6.531cm"><text:p/></draw:line><draw:line draw:style-name="gr17" draw:text-style-name="P17" svg:x1="3.198cm" svg:y1="2.241cm" svg:x2="3.198cm" svg:y2="5.785cm"><text:p/></draw:line><draw:line draw:style-name="gr17" draw:text-style-name="P17" svg:x1="5.855cm" svg:y1="2.241cm" svg:x2="5.855cm" svg:y2="5.785cm"><text:p/></draw:line><draw:line draw:style-name="gr17" draw:text-style-name="P17" svg:x1="0.419cm" svg:y1="2.241cm" svg:x2="3.198cm" svg:y2="2.241cm"><text:p/></draw:line><draw:line draw:style-name="gr17" draw:text-style-name="P17" svg:x1="1.808cm" svg:y1="2.159cm" svg:x2="1.808cm" svg:y2="2.318cm"><text:p/></draw:line><draw:polyline draw:style-name="gr17" draw:text-style-name="P17" svg:width="4.336cm" svg:height="0cm" svg:x="3.198cm" svg:y="2.241cm" svg:viewBox="0 0 4337 0" draw:points="0,0 2657,0 4337,0"><text:p/></draw:polyline><draw:line draw:style-name="gr17" draw:text-style-name="P17" svg:x1="6.663cm" svg:y1="2.159cm" svg:x2="6.663cm" svg:y2="2.318cm"><text:p/></draw:line><draw:line draw:style-name="gr17" draw:text-style-name="P17" svg:x1="6.725cm" svg:y1="2.159cm" svg:x2="6.725cm" svg:y2="2.318cm"><text:p/></draw:line><draw:line draw:style-name="gr17" draw:text-style-name="P17" svg:x1="0.419cm" svg:y1="5.782cm" svg:x2="3.198cm" svg:y2="5.782cm"><text:p/></draw:line><draw:line draw:style-name="gr17" draw:text-style-name="P17" svg:x1="1.808cm" svg:y1="5.701cm" svg:x2="1.808cm" svg:y2="5.86cm"><text:p/></draw:line><draw:polyline draw:style-name="gr17" draw:text-style-name="P17" svg:width="4.336cm" svg:height="0cm" svg:x="3.198cm" svg:y="5.782cm" svg:viewBox="0 0 4337 0" draw:points="0,0 2657,0 4337,0"><text:p/></draw:polyline><draw:line draw:style-name="gr17" draw:text-style-name="P17" svg:x1="6.663cm" svg:y1="5.701cm" svg:x2="6.663cm" svg:y2="5.86cm"><text:p/></draw:line><draw:line draw:style-name="gr17" draw:text-style-name="P17" svg:x1="6.725cm" svg:y1="5.701cm" svg:x2="6.725cm" svg:y2="5.86cm"><text:p/></draw:line><draw:frame draw:style-name="gr18" draw:text-style-name="P18" svg:width="0.459cm" svg:height="0.63cm" svg:x="2.748cm" svg:y="5.823cm"><draw:text-box><text:p text:style-name="P11"><text:span text:style-name="T6">D</text:span></text:p></draw:text-box></draw:frame><draw:frame draw:style-name="gr19" draw:text-style-name="P18" svg:width="0.405cm" svg:height="0.63cm" svg:x="5.297cm" svg:y="7.452cm"><draw:text-box><text:p text:style-name="P11"><text:span text:style-name="T6">F</text:span></text:p></draw:text-box></draw:frame><draw:frame draw:style-name="gr20" draw:text-style-name="P18" svg:width="0.433cm" svg:height="0.63cm" svg:x="5.876cm" svg:y="5.823cm"><draw:text-box><text:p text:style-name="P11"><text:span text:style-name="T6">E</text:span></text:p></draw:text-box></draw:frame><draw:frame draw:style-name="gr19" draw:text-style-name="P18" svg:width="0.405cm" svg:height="0.63cm" svg:x="0.028cm" svg:y="5.823cm"><draw:text-box><text:p text:style-name="P11"><text:span text:style-name="T6">F</text:span></text:p></draw:text-box></draw:frame><draw:frame draw:style-name="gr19" draw:text-style-name="P18" svg:width="0.405cm" svg:height="0.63cm" svg:x="7.562cm" svg:y="5.823cm"><draw:text-box><text:p text:style-name="P11"><text:span text:style-name="T6">F</text:span></text:p></draw:text-box></draw:frame><draw:frame draw:style-name="gr20" draw:text-style-name="P18" svg:width="0.433cm" svg:height="0.63cm" svg:x="2.762cm" svg:y="1.667cm"><draw:text-box><text:p text:style-name="P11"><text:span text:style-name="T6">A</text:span></text:p></draw:text-box></draw:frame><draw:frame draw:style-name="gr18" draw:text-style-name="P18" svg:width="0.459cm" svg:height="0.63cm" svg:x="0cm" svg:y="1.667cm"><draw:text-box><text:p text:style-name="P11"><text:span text:style-name="T6">C</text:span></text:p></draw:text-box></draw:frame><draw:frame draw:style-name="gr18" draw:text-style-name="P18" svg:width="0.459cm" svg:height="0.63cm" svg:x="5.269cm" svg:y="0cm"><draw:text-box><text:p text:style-name="P11"><text:span text:style-name="T6">C</text:span></text:p></draw:text-box></draw:frame><draw:frame draw:style-name="gr20" draw:text-style-name="P18" svg:width="0.433cm" svg:height="0.63cm" svg:x="5.876cm" svg:y="1.667cm"><draw:text-box><text:p text:style-name="P11"><text:span text:style-name="T6">B</text:span></text:p></draw:text-box></draw:frame><draw:frame draw:style-name="gr18" draw:text-style-name="P18" svg:width="0.459cm" svg:height="0.63cm" svg:x="7.532cm" svg:y="1.667cm"><draw:text-box><text:p text:style-name="P11"><text:span text:style-name="T6">C</text:span></text:p></draw:text-box></draw:frame></draw:g></text:p>
          </table:table-cell>
          <table:table-cell table:style-name="Tableau2.C2" office:value-type="string">
            <text:p text:style-name="P4"><draw:g text:anchor-type="as-char" draw:z-index="3" draw:style-name="gr1"><draw:line draw:style-name="gr21" draw:text-style-name="P17" svg:x1="7.138cm" svg:y1="2.312cm" svg:x2="7.138cm" svg:y2="5.856cm"><text:p/></draw:line><draw:line draw:style-name="gr21" draw:text-style-name="P17" svg:x1="0cm" svg:y1="5.856cm" svg:x2="0cm" svg:y2="2.312cm"><text:p/></draw:line><draw:polyline draw:style-name="gr21" draw:text-style-name="P17" svg:width="7.134cm" svg:height="0cm" svg:x="0.004cm" svg:y="2.309cm" svg:viewBox="0 0 7135 0" draw:points="0,0 4371,0 7135,0"><text:p/></draw:polyline><draw:polyline draw:style-name="gr21" draw:text-style-name="P17" svg:width="7.134cm" svg:height="0cm" svg:x="0.004cm" svg:y="5.854cm" svg:viewBox="0 0 7135 0" draw:points="0,0 4371,0 7135,0"><text:p/></draw:polyline><draw:frame draw:style-name="gr22" draw:text-style-name="P19" svg:width="0.581cm" svg:height="0.63cm" svg:x="3.203cm" svg:y="6.659cm"><draw:text-box><text:p text:style-name="P11"><text:span text:style-name="T7">O'</text:span></text:p></draw:text-box></draw:frame><draw:frame draw:style-name="gr23" draw:text-style-name="P19" svg:width="0.488cm" svg:height="0.63cm" svg:x="3.099cm" svg:y="0.804cm"><draw:text-box><text:p text:style-name="P11"><text:span text:style-name="T7">O</text:span></text:p></draw:text-box></draw:frame><draw:custom-shape draw:style-name="gr24" draw:text-style-name="P20" svg:width="2.304cm" svg:height="2.304cm" svg:x="1.854cm" svg:y="0cm"><text:p/><draw:enhanced-geometry svg:viewBox="0 0 21600 21600" draw:glue-points="10800 0 3160 3160 0 10800 3160 18440 10800 21600 18440 18440 21600 10800 18440 3160" draw:text-areas="3200 3200 18400 18400" draw:type="ellipse" draw:enhanced-path="U 10800 10800 10800 10800 0 360 Z N"/></draw:custom-shape><draw:custom-shape draw:style-name="gr24" draw:text-style-name="P20" svg:width="2.304cm" svg:height="2.304cm" svg:x="1.854cm" svg:y="5.847cm"><text:p/><draw:enhanced-geometry svg:viewBox="0 0 21600 21600" draw:glue-points="10800 0 3160 3160 0 10800 3160 18440 10800 21600 18440 18440 21600 10800 18440 3160" draw:text-areas="3200 3200 18400 18400" draw:type="ellipse" draw:enhanced-path="U 10800 10800 10800 10800 0 360 Z N"/></draw:custom-shape><draw:line draw:style-name="gr14" draw:text-style-name="P10" svg:x1="3.005cm" svg:y1="1.132cm" svg:x2="3.003cm" svg:y2="1.171cm"><text:p/></draw:line><draw:line draw:style-name="gr14" draw:text-style-name="P10" svg:x1="3.005cm" svg:y1="6.981cm" svg:x2="3.003cm" svg:y2="7.02cm"><text:p/></draw:line><draw:polyline draw:style-name="gr25" draw:text-style-name="P17" svg:width="7.134cm" svg:height="0cm" svg:x="0.005cm" svg:y="2.809cm" svg:viewBox="0 0 7135 0" draw:points="0,0 4371,0 7135,0"><text:p/></draw:polyline><draw:frame draw:style-name="gr26" draw:text-style-name="P21" svg:width="0.856cm" svg:height="0.611cm" svg:x="3.143cm" svg:y="2.579cm"><draw:text-box><text:p text:style-name="P11"><text:span text:style-name="T8">2 </text:span><text:span text:style-name="T9">π</text:span><text:span text:style-name="T10"> r</text:span></text:p></draw:text-box></draw:frame><draw:line draw:style-name="gr27" draw:text-style-name="P17" svg:x1="3.009cm" svg:y1="1.15cm" svg:x2="1.988cm" svg:y2="1.729cm"><text:p/></draw:line><draw:frame draw:style-name="gr28" draw:text-style-name="P22" svg:width="0.249cm" svg:height="0.611cm" svg:x="2.378cm" svg:y="1.192cm"><draw:text-box><text:p text:style-name="P15"><text:span text:style-name="T10">r</text:span></text:p></draw:text-box></draw:frame></draw:g></text:p>
          </table:table-cell>
        </table:table-row>
        <table:table-row>
          <table:table-cell table:style-name="Tableau2.A2" office:value-type="string">
            <text:p text:style-name="P3">Aire</text:p>
          </table:table-cell>
          <table:table-cell table:style-name="Tableau2.C2" table:number-columns-spanned="2" office:value-type="string">
            <text:p text:style-name="P5"><text:span text:style-name="T2">Aire latérale = Périmètre d'une base </text:span><text:span text:style-name="T1">×</text:span> hauteur <text:span text:style-name="T3">du solide</text:span></text:p>
            <text:p text:style-name="P5">Aire totale = <text:span text:style-name="T2">Aire latérale + 2 </text:span><text:span text:style-name="T1">×</text:span><text:span text:style-name="T2"> Aire d'une base</text:span></text:p>
          </table:table-cell>
          <table:covered-table-cell/>
        </table:table-row>
        <table:table-row>
          <table:table-cell table:style-name="Tableau2.A2" office:value-type="string">
            <text:p text:style-name="P3">Volume</text:p>
          </table:table-cell>
          <table:table-cell table:style-name="Tableau2.C2" table:number-columns-spanned="2" office:value-type="string">
            <text:p text:style-name="P6">Volume = Aire d'une base <text:span text:style-name="T1">×</text:span> hauteur <text:span text:style-name="T3">du solide</text:span></text:p>
          </table:table-cell>
          <table:covered-table-cell/>
        </table:table-row>
      </table:table>
      <text:p text:style-name="P8"/>
      <text:p text:style-name="P9"><draw:frame text:anchor-type="paragraph" draw:z-index="4" draw:style-name="gr29" draw:text-style-name="P24" svg:width="7.705cm" svg:height="8.176cm" svg:x="11.294cm" svg:y="1.907cm"><draw:text-box><text:p text:style-name="P23"><text:span text:style-name="T11">Par oral</text:span></text:p><text:p text:style-name="P23"><text:span text:style-name="T11">p244: 4</text:span></text:p><text:p text:style-name="P23"><text:span text:style-name="T11">p245: 7, 11, 12</text:span></text:p><text:p text:style-name="P23"><text:span text:style-name="T11">p246: 18, 21</text:span></text:p><text:p text:style-name="P23"><text:span text:style-name="T11"/></text:p><text:p text:style-name="P23"><text:span text:style-name="T11">Par écrit</text:span></text:p><text:p text:style-name="P23"><text:span text:style-name="T11">p245: 8, 14</text:span></text:p><text:p text:style-name="P23"><text:span text:style-name="T11">p247: 24, 27, 28, 30, 31, 32</text:span></text:p><text:p text:style-name="P23"><text:span text:style-name="T11">p248: 33, 38, 40</text:span></text:p><text:p text:style-name="P23"><text:span text:style-name="T11">p249: 43, 45, 47</text:span></text:p><text:p text:style-name="P23"><text:span text:style-name="T11">p252: 71, 72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OpenSymbol" svg:font-family="OpenSymbol"/>
    <style:font-face style:name="OpenSymbol1" svg:font-family="OpenSymbol" style:font-pitch="variable"/>
    <style:font-face style:name="Arial2" svg:font-family="Arial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Gras Italique" style:font-family-generic="swiss" style:font-pitch="variable"/>
    <style:font-face style:name="Arial3" svg:font-family="Arial" style:font-adornments="Norm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7" draw:display-name="Dashed (var) 17" draw:style="rect" draw:dots1="1" draw:dots1-length="0.016cm" draw:dots2="1" draw:dots2-length="0.016cm" draw:distance="0.016cm"/>
    <draw:stroke-dash draw:name="Dashed_20__28_var_29__20_18" draw:display-name="Dashed (var) 18" draw:style="rect" draw:dots1="1" draw:dots1-length="0.016cm" draw:dots2="1" draw:dots2-length="0.016cm" draw:distance="0.016cm"/>
    <draw:stroke-dash draw:name="Dashed_20__28_var_29__20_19" draw:display-name="Dashed (var) 19" draw:style="rect" draw:dots1="1" draw:dots1-length="0.016cm" draw:dots2="1" draw:dots2-length="0.016cm" draw:distance="0.016cm"/>
    <draw:stroke-dash draw:name="Dashed_20__28_var_29__20_20" draw:display-name="Dashed (var) 20" draw:style="rect" draw:dots1="1" draw:dots1-length="0.016cm" draw:dots2="1" draw:dots2-length="0.016cm" draw:distance="0.016cm"/>
    <draw:stroke-dash draw:name="Dashed_20__28_var_29__20_21" draw:display-name="Dashed (var) 21" draw:style="rect" draw:dots1="1" draw:dots1-length="0.009cm" draw:dots2="1" draw:dots2-length="0.009cm" draw:distance="0.009cm"/>
    <draw:stroke-dash draw:name="Dashed_20__28_var_29__20_22" draw:display-name="Dashed (var) 22" draw:style="rect" draw:dots1="1" draw:dots1-length="0.016cm" draw:dots2="1" draw:dots2-length="0.016cm" draw:distance="0.016cm"/>
    <draw:stroke-dash draw:name="Dashed_20__28_var_29__20_23" draw:display-name="Dashed (var) 23" draw:style="rect" draw:dots1="1" draw:dots1-length="0.016cm" draw:dots2="1" draw:dots2-length="0.016cm" draw:distance="0.016cm"/>
    <draw:stroke-dash draw:name="Dashed_20__28_var_29__20_24" draw:display-name="Dashed (var) 24" draw:style="rect" draw:dots1="1" draw:dots1-length="0.016cm" draw:dots2="1" draw:dots2-length="0.016cm" draw:distance="0.016cm"/>
    <draw:stroke-dash draw:name="Dashed_20__28_var_29__20_25" draw:display-name="Dashed (var) 25" draw:style="rect" draw:dots1="1" draw:dots1-length="0.016cm" draw:dots2="1" draw:dots2-length="0.016cm" draw:distance="0.016cm"/>
    <draw:stroke-dash draw:name="Dashed_20__28_var_29__20_26" draw:display-name="Dashed (var) 26" draw:style="rect" draw:dots1="1" draw:dots1-length="0.016cm" draw:dots2="1" draw:dots2-length="0.016cm" draw:distance="0.016cm"/>
    <draw:stroke-dash draw:name="Dashed_20__28_var_29__20_27" draw:display-name="Dashed (var) 27" draw:style="rect" draw:dots1="1" draw:dots1-length="0.016cm" draw:dots2="1" draw:dots2-length="0.016cm" draw:distance="0.016cm"/>
    <draw:stroke-dash draw:name="Dashed_20__28_var_29__20_28" draw:display-name="Dashed (var) 28" draw:style="rect" draw:dots1="1" draw:dots1-length="0.016cm" draw:dots2="1" draw:dots2-length="0.016cm" draw:distance="0.016cm"/>
    <draw:stroke-dash draw:name="Dashed_20__28_var_29__20_29" draw:display-name="Dashed (var) 29" draw:style="rect" draw:dots1="1" draw:dots1-length="0.016cm" draw:dots2="1" draw:dots2-length="0.016cm" draw:distance="0.016cm"/>
    <draw:stroke-dash draw:name="Dashed_20__28_var_29__20_30" draw:display-name="Dashed (var) 30" draw:style="rect" draw:dots1="1" draw:dots1-length="0.016cm" draw:dots2="1" draw:dots2-length="0.016cm" draw:distance="0.016cm"/>
    <draw:stroke-dash draw:name="Dashed_20__28_var_29__20_31" draw:display-name="Dashed (var) 31" draw:style="rect" draw:dots1="1" draw:dots1-length="0.016cm" draw:dots2="1" draw:dots2-length="0.016cm" draw:distance="0.016cm"/>
    <draw:stroke-dash draw:name="Dashed_20__28_var_29__20_32" draw:display-name="Dashed (var) 32" draw:style="rect" draw:dots1="1" draw:dots1-length="0.016cm" draw:dots2="1" draw:dots2-length="0.016cm" draw:distance="0.016cm"/>
    <draw:stroke-dash draw:name="Dashed_20__28_var_29__20_33" draw:display-name="Dashed (var) 33" draw:style="rect" draw:dots1="1" draw:dots1-length="0.016cm" draw:dots2="1" draw:dots2-length="0.016cm" draw:distance="0.016cm"/>
    <draw:stroke-dash draw:name="Dashed_20__28_var_29__20_34" draw:display-name="Dashed (var) 34" draw:style="rect" draw:dots1="1" draw:dots1-length="0.016cm" draw:dots2="1" draw:dots2-length="0.016cm" draw:distance="0.016cm"/>
    <draw:stroke-dash draw:name="Dashed_20__28_var_29__20_35" draw:display-name="Dashed (var) 35" draw:style="rect" draw:dots1="1" draw:dots1-length="0.009cm" draw:dots2="1" draw:dots2-length="0.009cm" draw:distance="0.009cm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8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fTitre_20_Chapitre" style:display-name="tfTitre Chapitre" style:family="paragraph" style:parent-style-name="Standard" style:next-style-name="Standard" style:class="chapter">
      <style:paragraph-properties fo:padding="0cm" fo:border-left="none" fo:border-right="none" fo:border-top="none" fo:border-bottom="0.99pt solid #000000" style:shadow="none"/>
      <style:text-properties fo:text-transform="uppercase" style:font-name="Arial" fo:font-family="Arial" style:font-family-generic="swiss" style:font-pitch="variable" fo:font-size="26pt" fo:font-weight="bold" style:font-size-asian="20pt" style:font-weight-asian="bold" style:font-size-complex="20pt" style:font-weight-complex="bold"/>
    </style:style>
    <style:style style:name="tfTitre_20_I_29_" style:display-name="tfTitre I)" style:family="paragraph" style:parent-style-name="Standard" style:next-style-name="Standard" style:list-style-name="tfNum_20_I_29_" style:class="chapter">
      <style:paragraph-properties fo:margin-top="0cm" fo:margin-bottom="0.199cm" loext:contextual-spacing="false" fo:padding="0cm" fo:border="none" style:shadow="none"/>
      <style:text-properties fo:text-transform="uppercase" style:font-name="Arial1" fo:font-family="Arial" style:font-style-name="Gras Italique" style:font-family-generic="swiss" style:font-pitch="variable" fo:font-size="22pt" fo:font-style="italic" fo:font-weight="bold" style:font-size-asian="20pt" style:font-weight-asian="bold" style:font-size-complex="20pt" style:font-weight-complex="bold"/>
    </style:style>
    <style:style style:name="tfTitre_20_1_29_" style:display-name="tfTitre 1)" style:family="paragraph" style:parent-style-name="Standard" style:next-style-name="Standard" style:auto-update="true" style:list-style-name="tfNum_20_1_29_" style:class="chapter" style:master-page-name="">
      <style:paragraph-properties fo:margin-top="0cm" fo:margin-bottom="0.199cm" loext:contextual-spacing="false" style:page-number="auto" fo:padding="0cm" fo:border="none" style:shadow="none">
        <style:tab-stops/>
      </style:paragraph-properties>
      <style:text-properties fo:font-variant="normal" fo:text-transform="none" style:font-name="Arial" fo:font-family="Arial" style:font-family-generic="swiss" style:font-pitch="variable" fo:font-size="19pt" fo:font-style="normal" fo:font-weight="bold" style:font-size-asian="13pt" style:font-weight-asian="bold" style:font-size-complex="13pt" style:font-weight-complex="bold"/>
    </style:style>
    <style:style style:name="tfTitre_20_a_29_" style:display-name="tfTitre a)" style:family="paragraph" style:parent-style-name="Standard" style:next-style-name="Standard" style:auto-update="true" style:list-style-name="tfNum_20_a_29_" style:class="chapter" style:master-page-name="">
      <style:paragraph-properties fo:margin-top="0cm" fo:margin-bottom="0.101cm" loext:contextual-spacing="false" style:page-number="auto" fo:padding="0cm" fo:border="none" style:shadow="none"/>
      <style:text-properties fo:font-variant="normal" fo:text-transform="none" style:font-name="Arial" fo:font-family="Arial" style:font-family-generic="swiss" style:font-pitch="variable" fo:font-size="17pt" fo:font-style="italic" fo:font-weight="normal" style:font-size-asian="11pt" style:font-style-asian="italic" style:font-weight-asian="bold" style:font-size-complex="11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tfMasqué" style:family="text">
      <style:text-properties fo:font-variant="normal" fo:text-transform="none" fo:color="#000000" style:font-name="Times New Roman1" fo:font-family="'Times New Roman'" style:font-style-name="Normal" style:font-family-generic="roman" style:font-pitch="variable" fo:font-size="18pt" fo:font-style="normal" fo:font-weight="normal" fo:background-color="transparent" style:font-size-asian="11pt" style:font-style-asian="italic" style:font-weight-asian="bold" style:font-size-complex="11pt" style:font-style-complex="italic" style:font-weight-complex="bold"/>
    </style:style>
    <style:style style:name="tfMasqué_20_sur_20_fond_20_gris" style:display-name="tfMasqué sur fond gris" style:family="text">
      <style:text-properties fo:font-variant="normal" fo:text-transform="none" fo:color="#000000" style:font-name="Times New Roman1" fo:font-family="'Times New Roman'" style:font-style-name="Normal" style:font-family-generic="roman" style:font-pitch="variable" fo:font-size="18pt" fo:font-style="normal" fo:font-weight="normal" style:font-size-asian="11pt" style:font-style-asian="italic" style:font-weight-asian="bold" style:font-size-complex="11pt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rmula" style:family="graphic">
      <style:graphic-properties text:anchor-type="as-char" svg:y="0cm" fo:margin-left="0cm" fo:margin-right="0cm" style:wrap="parallel" style:number-wrapped-paragraphs="no-limit" style:wrap-contour="false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)" style:num-format="1">
        <style:list-level-properties text:min-label-width="0.801cm"/>
      </text:list-level-style-number>
      <text:list-level-style-number text:level="2" text:style-name="Numbering_20_Symbols" style:num-suffix=")" style:num-format="1">
        <style:list-level-properties text:min-label-width="0.801cm"/>
      </text:list-level-style-number>
      <text:list-level-style-number text:level="3" text:style-name="Numbering_20_Symbols" style:num-suffix=")" style:num-format="1">
        <style:list-level-properties text:min-label-width="0.801cm"/>
      </text:list-level-style-number>
      <text:list-level-style-number text:level="4" text:style-name="Numbering_20_Symbols" style:num-suffix=")" style:num-format="1">
        <style:list-level-properties text:min-label-width="0.801cm"/>
      </text:list-level-style-number>
      <text:list-level-style-number text:level="5" text:style-name="Numbering_20_Symbols" style:num-suffix=")" style:num-format="1">
        <style:list-level-properties text:min-label-width="0.801cm"/>
      </text:list-level-style-number>
      <text:list-level-style-number text:level="6" text:style-name="Numbering_20_Symbols" style:num-suffix=")" style:num-format="1">
        <style:list-level-properties text:min-label-width="0.801cm"/>
      </text:list-level-style-number>
      <text:list-level-style-number text:level="7" text:style-name="Numbering_20_Symbols" style:num-suffix=")" style:num-format="1">
        <style:list-level-properties text:min-label-width="0.801cm"/>
      </text:list-level-style-number>
      <text:list-level-style-number text:level="8" text:style-name="Numbering_20_Symbols" style:num-suffix=")" style:num-format="1">
        <style:list-level-properties text:min-label-width="0.801cm"/>
      </text:list-level-style-number>
      <text:list-level-style-number text:level="9" text:style-name="Numbering_20_Symbols" style:num-suffix=")" style:num-format="1">
        <style:list-level-properties text:min-label-width="0.801cm"/>
      </text:list-level-style-number>
      <text:list-level-style-number text:level="10" text:style-name="Numbering_20_Symbols" style:num-suffix=")" style:num-format="1">
        <style:list-level-properties text:min-label-width="0.8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)" style:num-format="I">
        <style:list-level-properties text:min-label-distance="0.199cm"/>
      </text:list-level-style-number>
      <text:list-level-style-number text:level="2" text:style-name="Numbering_20_Symbols" style:num-suffix=")" style:num-format="I" text:start-value="2">
        <style:list-level-properties text:min-label-distance="0.199cm"/>
      </text:list-level-style-number>
      <text:list-level-style-number text:level="3" text:style-name="Numbering_20_Symbols" style:num-suffix=")" style:num-format="I" text:start-value="3">
        <style:list-level-properties text:min-label-distance="0.199cm"/>
      </text:list-level-style-number>
      <text:list-level-style-number text:level="4" text:style-name="Numbering_20_Symbols" style:num-suffix=")" style:num-format="I" text:start-value="4">
        <style:list-level-properties text:min-label-distance="0.199cm"/>
      </text:list-level-style-number>
      <text:list-level-style-number text:level="5" text:style-name="Numbering_20_Symbols" style:num-suffix=")" style:num-format="I" text:start-value="5">
        <style:list-level-properties text:min-label-distance="0.199cm"/>
      </text:list-level-style-number>
      <text:list-level-style-number text:level="6" text:style-name="Numbering_20_Symbols" style:num-suffix=")" style:num-format="I" text:start-value="6">
        <style:list-level-properties text:min-label-distance="0.199cm"/>
      </text:list-level-style-number>
      <text:list-level-style-number text:level="7" text:style-name="Numbering_20_Symbols" style:num-suffix=")" style:num-format="I" text:start-value="7">
        <style:list-level-properties text:min-label-distance="0.199cm"/>
      </text:list-level-style-number>
      <text:list-level-style-number text:level="8" text:style-name="Numbering_20_Symbols" style:num-suffix=")" style:num-format="I" text:start-value="8">
        <style:list-level-properties text:min-label-distance="0.199cm"/>
      </text:list-level-style-number>
      <text:list-level-style-number text:level="9" text:style-name="Numbering_20_Symbols" style:num-suffix=")" style:num-format="I" text:start-value="9">
        <style:list-level-properties text:min-label-distance="0.199cm"/>
      </text:list-level-style-number>
      <text:list-level-style-number text:level="10" text:style-name="Numbering_20_Symbols" style:num-suffix=")" style:num-format="I" text:start-value="10">
        <style:list-level-properties text:min-label-distance="0.199cm"/>
      </text:list-level-style-number>
    </text:list-style>
    <text:list-style style:name="Numbering_20_5" style:display-name="Numbering 5">
      <text:list-level-style-number text:level="1" text:style-name="Numbering_20_Symbols" style:num-suffix=")" style:num-format="a">
        <style:list-level-properties text:min-label-width="0.7cm"/>
      </text:list-level-style-number>
      <text:list-level-style-number text:level="2" text:style-name="Numbering_20_Symbols" style:num-suffix=")" style:num-format="a" text:start-value="2">
        <style:list-level-properties text:min-label-width="0.7cm"/>
      </text:list-level-style-number>
      <text:list-level-style-number text:level="3" text:style-name="Numbering_20_Symbols" style:num-suffix=")" style:num-format="a" text:start-value="3">
        <style:list-level-properties text:min-label-width="0.7cm"/>
      </text:list-level-style-number>
      <text:list-level-style-number text:level="4" text:style-name="Numbering_20_Symbols" style:num-suffix=")" style:num-format="a" text:start-value="4">
        <style:list-level-properties text:min-label-width="0.7cm"/>
      </text:list-level-style-number>
      <text:list-level-style-number text:level="5" text:style-name="Numbering_20_Symbols" style:num-suffix=")" style:num-format="a" text:start-value="5">
        <style:list-level-properties text:min-label-width="0.7cm"/>
      </text:list-level-style-number>
      <text:list-level-style-number text:level="6" text:style-name="Numbering_20_Symbols" style:num-suffix=")" style:num-format="a" text:start-value="6">
        <style:list-level-properties text:min-label-width="0.7cm"/>
      </text:list-level-style-number>
      <text:list-level-style-number text:level="7" text:style-name="Numbering_20_Symbols" style:num-suffix=")" style:num-format="a" text:start-value="7">
        <style:list-level-properties text:min-label-width="0.7cm"/>
      </text:list-level-style-number>
      <text:list-level-style-number text:level="8" text:style-name="Numbering_20_Symbols" style:num-suffix=")" style:num-format="a" text:start-value="8">
        <style:list-level-properties text:min-label-width="0.7cm"/>
      </text:list-level-style-number>
      <text:list-level-style-number text:level="9" text:style-name="Numbering_20_Symbols" style:num-suffix=")" style:num-format="a" text:start-value="9">
        <style:list-level-properties text:min-label-width="0.7cm"/>
      </text:list-level-style-number>
      <text:list-level-style-number text:level="10" text:style-name="Numbering_20_Symbols" style:num-suffix=")" style:num-format="a" text:start-value="10">
        <style:list-level-properties text:min-label-width="0.7cm"/>
      </text:list-level-style-number>
    </text:list-style>
    <text:list-style style:name="List_20_1" style:display-name="List 1">
      <text:list-level-style-bullet text:level="1" text:style-name="Numbering_20_Symbols" text:bullet-char="●">
        <style:list-level-properties text:min-label-width="0.499cm"/>
        <style:text-properties fo:font-family="Tahoma" style:font-style-name="Normal" style:font-family-generic="swiss" style:font-pitch="variable"/>
      </text:list-level-style-bullet>
      <text:list-level-style-bullet text:level="2" text:style-name="Numbering_20_Symbols" text:bullet-char="●">
        <style:list-level-properties text:space-before="0.401cm" text:min-label-width="0.499cm"/>
        <style:text-properties fo:font-family="Tahoma" style:font-style-name="Normal" style:font-family-generic="swiss" style:font-pitch="variable"/>
      </text:list-level-style-bullet>
      <text:list-level-style-bullet text:level="3" text:style-name="Numbering_20_Symbols" text:bullet-char="●">
        <style:list-level-properties text:space-before="0.799cm" text:min-label-width="0.499cm"/>
        <style:text-properties fo:font-family="Tahoma" style:font-style-name="Normal" style:font-family-generic="swiss" style:font-pitch="variable"/>
      </text:list-level-style-bullet>
      <text:list-level-style-bullet text:level="4" text:style-name="Numbering_20_Symbols" text:bullet-char="●">
        <style:list-level-properties text:space-before="1.2cm" text:min-label-width="0.499cm"/>
        <style:text-properties fo:font-family="Tahoma" style:font-style-name="Normal" style:font-family-generic="swiss" style:font-pitch="variable"/>
      </text:list-level-style-bullet>
      <text:list-level-style-bullet text:level="5" text:style-name="Numbering_20_Symbols" text:bullet-char="●">
        <style:list-level-properties text:space-before="1.6cm" text:min-label-width="0.499cm"/>
        <style:text-properties fo:font-family="Tahoma" style:font-style-name="Normal" style:font-family-generic="swiss" style:font-pitch="variable"/>
      </text:list-level-style-bullet>
      <text:list-level-style-bullet text:level="6" text:style-name="Numbering_20_Symbols" text:bullet-char="●">
        <style:list-level-properties text:space-before="2cm" text:min-label-width="0.499cm"/>
        <style:text-properties fo:font-family="Tahoma" style:font-style-name="Normal" style:font-family-generic="swiss" style:font-pitch="variable"/>
      </text:list-level-style-bullet>
      <text:list-level-style-bullet text:level="7" text:style-name="Numbering_20_Symbols" text:bullet-char="●">
        <style:list-level-properties text:space-before="2.399cm" text:min-label-width="0.499cm"/>
        <style:text-properties fo:font-family="Tahoma" style:font-style-name="Normal" style:font-family-generic="swiss" style:font-pitch="variable"/>
      </text:list-level-style-bullet>
      <text:list-level-style-bullet text:level="8" text:style-name="Numbering_20_Symbols" text:bullet-char="●">
        <style:list-level-properties text:space-before="2.799cm" text:min-label-width="0.499cm"/>
        <style:text-properties fo:font-family="Tahoma" style:font-style-name="Normal" style:font-family-generic="swiss" style:font-pitch="variable"/>
      </text:list-level-style-bullet>
      <text:list-level-style-bullet text:level="9" text:style-name="Numbering_20_Symbols" text:bullet-char="●">
        <style:list-level-properties text:space-before="3.2cm" text:min-label-width="0.499cm"/>
        <style:text-properties fo:font-family="Tahoma" style:font-style-name="Normal" style:font-family-generic="swiss" style:font-pitch="variable"/>
      </text:list-level-style-bullet>
      <text:list-level-style-bullet text:level="10" text:style-name="Numbering_20_Symbols" text:bullet-char="●">
        <style:list-level-properties text:space-before="3.6cm" text:min-label-width="0.499cm"/>
        <style:text-properties fo:font-family="Tahoma" style:font-style-name="Normal" style:font-family-generic="swiss" style:font-pitch="variable"/>
      </text:list-level-style-bullet>
    </text:list-style>
    <text:list-style style:name="tfPuce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</text:list-style>
    <text:list-style style:name="tfNum_20_1_29_" style:display-name="tfNum 1)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</text:list-style>
    <text:list-style style:name="tfNum_20_I_29_" style:display-name="tfNum I)">
      <text:list-level-style-number text:level="1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2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3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4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5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6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7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8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9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10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</text:list-style>
    <text:list-style style:name="tfNum_20_a_29_" style:display-name="tfNum a)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Right_20_Page" style:display-name="Right Page" style:page-layout-name="Mpm2" style:next-style-name="Left_20_Page"/>
    <style:master-page style:name="Left_20_Page" style:display-name="Left Page" style:page-layout-name="Mpm3" style:next-style-name="Righ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2T09:20:43.16</meta:creation-date>
    <meta:editing-duration>PT1H13M25S</meta:editing-duration>
    <meta:editing-cycles>16</meta:editing-cycles>
    <meta:generator>LibreOffice/5.3.7.2$Windows_X86_64 LibreOffice_project/6b8ed514a9f8b44d37a1b96673cbbdd077e24059</meta:generator>
    <dc:date>2018-04-19T14:48:50.260000000</dc:date>
    <meta:document-statistic meta:table-count="1" meta:image-count="0" meta:object-count="0" meta:page-count="2" meta:paragraph-count="15" meta:word-count="45" meta:character-count="244" meta:non-whitespace-character-count="210"/>
  </office:meta>
</office:document-meta>
</file>